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8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47" style:family="paragraph" style:parent-style-name="Standard">
      <style:text-properties officeooo:paragraph-rsid="0002079a"/>
    </style:style>
    <style:style style:name="P148" style:family="paragraph" style:parent-style-name="Standard">
      <style:text-properties officeooo:paragraph-rsid="000875c0"/>
    </style:style>
    <style:style style:name="P149" style:family="paragraph" style:parent-style-name="Standard">
      <style:text-properties officeooo:rsid="0009e350" officeooo:paragraph-rsid="0009e350"/>
    </style:style>
    <style:style style:name="P150" style:family="paragraph" style:parent-style-name="Standard">
      <style:text-properties officeooo:paragraph-rsid="000b3ecc"/>
    </style:style>
    <style:style style:name="P151" style:family="paragraph" style:parent-style-name="Standard">
      <style:text-properties officeooo:paragraph-rsid="000c6ea2"/>
    </style:style>
    <style:style style:name="P152" style:family="paragraph" style:parent-style-name="Standard">
      <style:text-properties officeooo:paragraph-rsid="00100777"/>
    </style:style>
    <style:style style:name="P153" style:family="paragraph" style:parent-style-name="Standard">
      <style:text-properties officeooo:paragraph-rsid="0011a2f5"/>
    </style:style>
    <style:style style:name="P154" style:family="paragraph" style:parent-style-name="Standard">
      <style:text-properties fo:font-size="12pt" style:font-size-asian="12pt" style:font-size-complex="12pt"/>
    </style:style>
    <style:style style:name="P155" style:family="paragraph" style:parent-style-name="Standard">
      <style:text-properties officeooo:paragraph-rsid="0019d4f8"/>
    </style:style>
    <style:style style:name="P156" style:family="paragraph" style:parent-style-name="Standard">
      <style:text-properties officeooo:paragraph-rsid="0021038e"/>
    </style:style>
    <style:style style:name="P157" style:family="paragraph" style:parent-style-name="Standard">
      <style:text-properties officeooo:paragraph-rsid="0025e663"/>
    </style:style>
    <style:style style:name="P158" style:family="paragraph" style:parent-style-name="Standard">
      <style:text-properties officeooo:rsid="0027fcd3" officeooo:paragraph-rsid="0027fcd3"/>
    </style:style>
    <style:style style:name="P159" style:family="paragraph" style:parent-style-name="Standard">
      <style:text-properties officeooo:paragraph-rsid="002b7811"/>
    </style:style>
    <style:style style:name="P160" style:family="paragraph" style:parent-style-name="Standard">
      <style:text-properties officeooo:paragraph-rsid="002c637f"/>
    </style:style>
    <style:style style:name="P161" style:family="paragraph" style:parent-style-name="Standard">
      <style:text-properties officeooo:paragraph-rsid="002e29bb"/>
    </style:style>
    <style:style style:name="P162" style:family="paragraph" style:parent-style-name="Standard">
      <style:text-properties officeooo:paragraph-rsid="002ee384"/>
    </style:style>
    <style:style style:name="P163" style:family="paragraph" style:parent-style-name="Standard">
      <style:text-properties officeooo:rsid="00312eea" officeooo:paragraph-rsid="00312eea"/>
    </style:style>
    <style:style style:name="P164" style:family="paragraph" style:parent-style-name="Standard">
      <style:text-properties officeooo:paragraph-rsid="003a34d7"/>
    </style:style>
    <style:style style:name="P165" style:family="paragraph" style:parent-style-name="Standard">
      <style:text-properties officeooo:paragraph-rsid="003ba73e"/>
    </style:style>
    <style:style style:name="P166" style:family="paragraph" style:parent-style-name="Standard">
      <style:text-properties officeooo:paragraph-rsid="003df03f"/>
    </style:style>
    <style:style style:name="P167" style:family="paragraph" style:parent-style-name="Standard">
      <style:text-properties officeooo:paragraph-rsid="0041759d"/>
    </style:style>
    <style:style style:name="P168" style:family="paragraph" style:parent-style-name="Standard">
      <style:text-properties officeooo:paragraph-rsid="0042cb80"/>
    </style:style>
    <style:style style:name="P169" style:family="paragraph" style:parent-style-name="Standard">
      <style:text-properties officeooo:paragraph-rsid="00457885"/>
    </style:style>
    <style:style style:name="P170" style:family="paragraph" style:parent-style-name="Standard">
      <style:text-properties officeooo:paragraph-rsid="004629dc"/>
    </style:style>
    <style:style style:name="P171" style:family="paragraph" style:parent-style-name="Standard">
      <style:text-properties officeooo:paragraph-rsid="0047e46c"/>
    </style:style>
    <style:style style:name="P172" style:family="paragraph" style:parent-style-name="Standard">
      <style:text-properties officeooo:paragraph-rsid="0049464d"/>
    </style:style>
    <style:style style:name="P173" style:family="paragraph" style:parent-style-name="Standard">
      <style:text-properties officeooo:paragraph-rsid="004c66ec"/>
    </style:style>
    <style:style style:name="P174" style:family="paragraph" style:parent-style-name="Standard">
      <style:text-properties officeooo:paragraph-rsid="004cb620"/>
    </style:style>
    <style:style style:name="P175" style:family="paragraph" style:parent-style-name="Standard">
      <style:text-properties officeooo:paragraph-rsid="00503d9a"/>
    </style:style>
    <style:style style:name="P176" style:family="paragraph" style:parent-style-name="Standard">
      <style:text-properties officeooo:paragraph-rsid="0051d835"/>
    </style:style>
    <style:style style:name="P177" style:family="paragraph" style:parent-style-name="Standard">
      <style:text-properties officeooo:rsid="0053f797" officeooo:paragraph-rsid="0053f797"/>
    </style:style>
    <style:style style:name="P178" style:family="paragraph" style:parent-style-name="Standard">
      <style:text-properties officeooo:paragraph-rsid="00560cc2"/>
    </style:style>
    <style:style style:name="P179" style:family="paragraph" style:parent-style-name="Text_20_body">
      <style:text-properties officeooo:rsid="0019d4f8" officeooo:paragraph-rsid="0019d4f8"/>
    </style:style>
    <style:style style:name="P180" style:family="paragraph" style:parent-style-name="Text_20_body">
      <style:text-properties officeooo:paragraph-rsid="0021038e"/>
    </style:style>
    <style:style style:name="P181" style:family="paragraph" style:parent-style-name="Text_20_body">
      <style:text-properties officeooo:paragraph-rsid="0025e663"/>
    </style:style>
    <style:style style:name="P182" style:family="paragraph" style:parent-style-name="Text_20_body">
      <style:text-properties officeooo:paragraph-rsid="002b7811"/>
    </style:style>
    <style:style style:name="P183" style:family="paragraph" style:parent-style-name="Text_20_body">
      <style:text-properties officeooo:paragraph-rsid="002c637f"/>
    </style:style>
    <style:style style:name="P184" style:family="paragraph" style:parent-style-name="Text_20_body">
      <style:text-properties officeooo:paragraph-rsid="002e29bb"/>
    </style:style>
    <style:style style:name="P185" style:family="paragraph" style:parent-style-name="Text_20_body">
      <style:text-properties officeooo:paragraph-rsid="002ee384"/>
    </style:style>
    <style:style style:name="P186" style:family="paragraph" style:parent-style-name="Text_20_body">
      <style:text-properties officeooo:paragraph-rsid="003a34d7"/>
    </style:style>
    <style:style style:name="P187" style:family="paragraph" style:parent-style-name="Text_20_body">
      <style:text-properties officeooo:paragraph-rsid="003ba73e"/>
    </style:style>
    <style:style style:name="P188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89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0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1" style:family="paragraph" style:parent-style-name="Text_20_body">
      <style:text-properties officeooo:paragraph-rsid="0051d835"/>
    </style:style>
    <style:style style:name="P192" style:family="paragraph" style:parent-style-name="Text_20_body">
      <style:text-properties officeooo:paragraph-rsid="00560cc2"/>
    </style:style>
    <style:style style:name="P193" style:family="paragraph" style:parent-style-name="Heading_20_2">
      <style:text-properties officeooo:paragraph-rsid="00384c96"/>
    </style:style>
    <style:style style:name="P194" style:family="paragraph" style:parent-style-name="Heading_20_2">
      <style:text-properties officeooo:paragraph-rsid="0021038e"/>
    </style:style>
    <style:style style:name="P195" style:family="paragraph" style:parent-style-name="Heading_20_2">
      <style:text-properties officeooo:paragraph-rsid="0025e663"/>
    </style:style>
    <style:style style:name="P196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7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8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9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0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1" style:family="paragraph" style:parent-style-name="Heading_20_2">
      <style:text-properties officeooo:paragraph-rsid="002b7811"/>
    </style:style>
    <style:style style:name="P202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03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04" style:family="paragraph" style:parent-style-name="Heading_20_2">
      <style:text-properties officeooo:paragraph-rsid="002c637f"/>
    </style:style>
    <style:style style:name="P205" style:family="paragraph" style:parent-style-name="Heading_20_2">
      <style:text-properties officeooo:paragraph-rsid="002e29bb"/>
    </style:style>
    <style:style style:name="P206" style:family="paragraph" style:parent-style-name="Heading_20_2">
      <style:text-properties officeooo:paragraph-rsid="002ee384"/>
    </style:style>
    <style:style style:name="P207" style:family="paragraph" style:parent-style-name="Heading_20_2">
      <style:text-properties officeooo:paragraph-rsid="003a34d7"/>
    </style:style>
    <style:style style:name="P208" style:family="paragraph" style:parent-style-name="Heading_20_2">
      <style:text-properties officeooo:paragraph-rsid="003ba73e"/>
    </style:style>
    <style:style style:name="P209" style:family="paragraph" style:parent-style-name="Heading_20_2">
      <style:text-properties officeooo:paragraph-rsid="0041759d"/>
    </style:style>
    <style:style style:name="P210" style:family="paragraph" style:parent-style-name="Heading_20_2">
      <style:text-properties officeooo:paragraph-rsid="0042cb80"/>
    </style:style>
    <style:style style:name="P211" style:family="paragraph" style:parent-style-name="Heading_20_2">
      <style:text-properties officeooo:paragraph-rsid="0049464d"/>
    </style:style>
    <style:style style:name="P212" style:family="paragraph" style:parent-style-name="Heading_20_2">
      <style:text-properties officeooo:paragraph-rsid="004c66ec"/>
    </style:style>
    <style:style style:name="P213" style:family="paragraph" style:parent-style-name="Heading_20_2">
      <style:text-properties officeooo:paragraph-rsid="004cb620"/>
    </style:style>
    <style:style style:name="P214" style:family="paragraph" style:parent-style-name="Heading_20_2">
      <style:text-properties officeooo:paragraph-rsid="0051d835"/>
    </style:style>
    <style:style style:name="P215" style:family="paragraph" style:parent-style-name="Heading_20_2">
      <style:text-properties officeooo:paragraph-rsid="00560cc2"/>
    </style:style>
    <style:style style:name="P216" style:family="paragraph" style:parent-style-name="Heading_20_2">
      <style:text-properties officeooo:paragraph-rsid="0058b204"/>
    </style:style>
    <style:style style:name="P217" style:family="paragraph" style:parent-style-name="Heading_20_2">
      <style:text-properties officeooo:paragraph-rsid="005a099f"/>
    </style:style>
    <style:style style:name="P218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219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220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221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222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223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224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225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226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227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228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229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230" style:family="paragraph" style:parent-style-name="Standard">
      <style:text-properties officeooo:paragraph-rsid="00577540"/>
    </style:style>
    <style:style style:name="P231" style:family="paragraph" style:parent-style-name="Standard">
      <style:text-properties officeooo:paragraph-rsid="0058b204"/>
    </style:style>
    <style:style style:name="P232" style:family="paragraph" style:parent-style-name="Standard">
      <style:text-properties officeooo:paragraph-rsid="005a099f"/>
    </style:style>
    <style:style style:name="P233" style:family="paragraph" style:parent-style-name="Text_20_body">
      <style:text-properties officeooo:paragraph-rsid="00577540"/>
    </style:style>
    <style:style style:name="P234" style:family="paragraph" style:parent-style-name="Text_20_body">
      <style:text-properties style:font-name="Gadugi" fo:font-weight="normal" officeooo:rsid="001c055a" officeooo:paragraph-rsid="005a099f" style:font-weight-asian="normal" style:font-weight-complex="normal"/>
    </style:style>
    <style:style style:name="P235" style:family="paragraph" style:parent-style-name="Text_20_body">
      <style:text-properties officeooo:paragraph-rsid="0058b204"/>
    </style:style>
    <style:style style:name="P236" style:family="paragraph" style:parent-style-name="Text_20_body">
      <style:text-properties officeooo:paragraph-rsid="005a099f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3f797" style:font-weight-asian="normal" style:font-weight-complex="normal"/>
    </style:style>
    <style:style style:name="T51" style:family="text">
      <style:text-properties style:font-name="Gadugi" fo:font-weight="normal" officeooo:rsid="005a099f" style:font-weight-asian="normal" style:font-weight-complex="normal"/>
    </style:style>
    <style:style style:name="T52" style:family="text">
      <style:text-properties style:font-name="Gadugi" fo:font-weight="normal" officeooo:rsid="005aee16" style:font-weight-asian="normal" style:font-weight-complex="normal"/>
    </style:style>
    <style:style style:name="T53" style:family="text">
      <style:text-properties style:font-name="Gadugi" fo:font-weight="bold" officeooo:rsid="0002079a" style:font-weight-asian="bold" style:font-weight-complex="bold"/>
    </style:style>
    <style:style style:name="T54" style:family="text">
      <style:text-properties style:font-name="Gadugi" fo:font-weight="bold" officeooo:rsid="0001a1fd" style:font-weight-asian="bold" style:font-weight-complex="bold"/>
    </style:style>
    <style:style style:name="T55" style:family="text">
      <style:text-properties style:font-name="Gadugi" officeooo:rsid="0001a1fd"/>
    </style:style>
    <style:style style:name="T56" style:family="text">
      <style:text-properties style:font-name="Gadugi" officeooo:rsid="0009e350"/>
    </style:style>
    <style:style style:name="T57" style:family="text">
      <style:text-properties officeooo:rsid="0002079a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81" style:family="text">
      <style:text-properties officeooo:rsid="0011a2f5"/>
    </style:style>
    <style:style style:name="T82" style:family="text">
      <style:text-properties officeooo:rsid="0009e350" style:font-name-asian="Microsoft YaHei" style:font-name-complex="Mangal"/>
    </style:style>
    <style:style style:name="T83" style:family="text">
      <style:text-properties officeooo:rsid="000c6ea2" style:font-name-asian="Microsoft YaHei" style:font-name-complex="Mangal"/>
    </style:style>
    <style:style style:name="T84" style:family="text">
      <style:text-properties officeooo:rsid="00100777" style:font-name-asian="Microsoft YaHei" style:font-name-complex="Mangal"/>
    </style:style>
    <style:style style:name="T85" style:family="text">
      <style:text-properties officeooo:rsid="0011a2f5" style:font-name-asian="Microsoft YaHei" style:font-name-complex="Mangal"/>
    </style:style>
    <style:style style:name="T86" style:family="text">
      <style:text-properties officeooo:rsid="00182eb3" style:font-name-asian="Microsoft YaHei" style:font-name-complex="Mangal"/>
    </style:style>
    <style:style style:name="T87" style:family="text">
      <style:text-properties officeooo:rsid="001b639e"/>
    </style:style>
    <style:style style:name="T88" style:family="text">
      <style:text-properties officeooo:rsid="002b7811"/>
    </style:style>
    <style:style style:name="T89" style:family="text">
      <style:text-properties officeooo:rsid="00384c96"/>
    </style:style>
    <style:style style:name="T90" style:family="text">
      <style:text-properties officeooo:rsid="00416e8a"/>
    </style:style>
    <style:style style:name="T91" style:family="text">
      <style:text-properties officeooo:rsid="0041759d"/>
    </style:style>
    <style:style style:name="T92" style:family="text">
      <style:text-properties officeooo:rsid="00458c4b"/>
    </style:style>
    <style:style style:name="T93" style:family="text">
      <style:text-properties officeooo:rsid="004629dc"/>
    </style:style>
    <style:style style:name="T94" style:family="text">
      <style:text-properties officeooo:rsid="004cb620"/>
    </style:style>
    <style:style style:name="T95" style:family="text">
      <style:text-properties officeooo:rsid="005665e8"/>
    </style:style>
    <style:style style:name="T96" style:family="text">
      <style:text-properties officeooo:rsid="00577540"/>
    </style:style>
    <style:style style:name="T97" style:family="text">
      <style:text-properties officeooo:rsid="0058b204"/>
    </style:style>
    <style:style style:name="T98" style:family="text">
      <style:text-properties officeooo:rsid="005a099f"/>
    </style:style>
    <style:style style:name="T99" style:family="text">
      <style:text-properties officeooo:rsid="005aee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93" text:outline-level="2">Rifle Aiming Idle</text:h>
      <text:p text:style-name="P3"/>
      <text:p text:style-name="P7"><text:span text:style-name="T58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38">Breath: 50</text:p>
      <text:p text:style-name="P38">Aim Height: 50</text:p>
      <text:p text:style-name="Standard">Direciton: 50</text:p>
      <text:p text:style-name="Standard">Overdrive: 50</text:p>
      <text:p text:style-name="P38">Character Arm-Space: 50</text:p>
      <text:p text:style-name="P38">Trim: 95 total frames</text:p>
      <text:p text:style-name="P38">Mirror: false</text:p>
      <text:p text:style-name="P38"/>
      <text:p text:style-name="P154">Combination of original <text:span text:style-name="T1">Rifle Aiming Idle </text:span>and <text:s/>Aiming Rifle Str<text:span text:style-name="T82">a</text:span>fe <text:span text:style-name="T83">Right </text:span><text:span text:style-name="T84">T</text:span><text:span text:style-name="T85">hird Speed </text:span><text:span text:style-name="T86">(combined within Blender)</text:span></text:p>
      <text:p text:style-name="P38"/>
      <text:p text:style-name="P97"/>
      <text:p text:style-name="P38"/>
      <text:h text:style-name="P193" text:outline-level="2">Rifle Aiming <text:span text:style-name="T59">Walking F</text:span><text:span text:style-name="T61">orward</text:span></text:h>
      <text:p text:style-name="P5"/>
      <text:p text:style-name="P150"><text:span text:style-name="T54">Original name: </text:span><text:span text:style-name="T55">W</text:span><text:span text:style-name="T56">alking </text:span></text:p>
      <text:p text:style-name="P90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90"/>
      <text:p text:style-name="P9"/>
      <text:p text:style-name="P14">Values:</text:p>
      <text:p text:style-name="P150"><text:span text:style-name="T6">S</text:span><text:span text:style-name="T7">tance</text:span><text:span text:style-name="T6">: 8</text:span><text:span text:style-name="T8">0</text:span></text:p>
      <text:p text:style-name="P104">Speed: 100</text:p>
      <text:p text:style-name="P150"><text:span text:style-name="T6">Overdrive: 6</text:span><text:span text:style-name="T8">5</text:span></text:p>
      <text:p text:style-name="P41">Character Arm-Space: 50</text:p>
      <text:p text:style-name="P150"><text:span text:style-name="T6">Trim: 2</text:span><text:span text:style-name="T7">3</text:span><text:span text:style-name="T6"> total frames</text:span></text:p>
      <text:p text:style-name="P41">Mirror: false</text:p>
      <text:p text:style-name="P90"><text:span text:style-name="T57">I</text:span>n Place: true</text:p>
      <text:p text:style-name="P90"/>
      <text:p text:style-name="P97">Rough BPM: 165</text:p>
      <text:p text:style-name="P38"/>
      <text:h text:style-name="P193" text:outline-level="2"><text:soft-page-break/>Rifle Aiming <text:span text:style-name="T59">Walking Backwards</text:span></text:h>
      <text:p text:style-name="P4"/>
      <text:p text:style-name="P148"><text:span text:style-name="T54">Original name: </text:span><text:span text:style-name="T55">W</text:span><text:span text:style-name="T56">alking Backwards</text:span></text:p>
      <text:p text:style-name="P40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48"><text:span text:style-name="T6">S</text:span><text:span text:style-name="T7">tance</text:span><text:span text:style-name="T6">: 7</text:span><text:span text:style-name="T7">5</text:span></text:p>
      <text:p text:style-name="P149"><text:span text:style-name="T7">S</text:span><text:span text:style-name="T3">peed: 100</text:span></text:p>
      <text:p text:style-name="P40">Overdrive: 50</text:p>
      <text:p text:style-name="P40">Character Arm-Space: 50</text:p>
      <text:p text:style-name="P148"><text:span text:style-name="T6">Trim: 2</text:span><text:span text:style-name="T7">2</text:span><text:span text:style-name="T6"> total frames</text:span></text:p>
      <text:p text:style-name="P40">Mirror: false</text:p>
      <text:p text:style-name="P89"><text:span text:style-name="T57">I</text:span>n Place: true</text:p>
      <text:p text:style-name="P89"/>
      <text:p text:style-name="P97">Rough BPM: 165</text:p>
      <text:p text:style-name="P89"/>
      <text:p text:style-name="P89"/>
      <text:p text:style-name="P38"/>
      <text:p text:style-name="P38"/>
      <text:h text:style-name="P193" text:outline-level="2">Rifle Aiming Str<text:span text:style-name="T60">a</text:span>fe Left</text:h>
      <text:p text:style-name="P65"/>
      <text:p text:style-name="P147"><text:span text:style-name="T53">Original Name:</text:span><text:span text:style-name="T4"> Strafe Left</text:span></text:p>
      <text:p text:style-name="P147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65"/>
      <text:p text:style-name="P12">Values:</text:p>
      <text:p text:style-name="P147"><text:span text:style-name="T6">B</text:span><text:span text:style-name="T5">ody Height</text:span><text:span text:style-name="T6">: 7</text:span><text:span text:style-name="T5">0</text:span></text:p>
      <text:p text:style-name="P147"><text:span text:style-name="T6">S</text:span><text:span text:style-name="T5">tride length</text:span><text:span text:style-name="T6">: 1</text:span><text:span text:style-name="T5">00</text:span></text:p>
      <text:p text:style-name="P147"><text:span text:style-name="T6">Overdrive: 7</text:span><text:span text:style-name="T5">5</text:span></text:p>
      <text:p text:style-name="P39">Character Arm-Space: 50</text:p>
      <text:p text:style-name="P147"><text:span text:style-name="T6">Trim: 2</text:span><text:span text:style-name="T5">2</text:span><text:span text:style-name="T6"> total frames</text:span></text:p>
      <text:p text:style-name="P65">Mirror: false</text:p>
      <text:p text:style-name="P88"><text:span text:style-name="T57">I</text:span>n Place: true</text:p>
      <text:p text:style-name="P88"/>
      <text:p text:style-name="P97">Rough BPM: 165</text:p>
      <text:p text:style-name="P88"/>
      <text:h text:style-name="P193" text:outline-level="2">Rifle Aiming Str<text:span text:style-name="T60">a</text:span>fe <text:span text:style-name="T62">Right</text:span></text:h>
      <text:p text:style-name="P66"/>
      <text:p text:style-name="P151"><text:span text:style-name="T53">Original Name:</text:span><text:span text:style-name="T4"> Strafe R</text:span><text:span text:style-name="T9">ight</text:span></text:p>
      <text:p text:style-name="P151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6"><text:soft-page-break/></text:p>
      <text:p text:style-name="P15">Values:</text:p>
      <text:p text:style-name="P151"><text:span text:style-name="T6">B</text:span><text:span text:style-name="T5">ody Height</text:span><text:span text:style-name="T6">: 7</text:span><text:span text:style-name="T5">0</text:span></text:p>
      <text:p text:style-name="P151"><text:span text:style-name="T6">S</text:span><text:span text:style-name="T5">tride length</text:span><text:span text:style-name="T6">: 9</text:span><text:span text:style-name="T9">0</text:span></text:p>
      <text:p text:style-name="P151"><text:span text:style-name="T6">Overdrive: 7</text:span><text:span text:style-name="T5">5</text:span></text:p>
      <text:p text:style-name="P42">Character Arm-Space: 50</text:p>
      <text:p text:style-name="P151"><text:span text:style-name="T6">Trim: 2</text:span><text:span text:style-name="T5">1</text:span><text:span text:style-name="T6"> total frames</text:span></text:p>
      <text:p text:style-name="P66">Mirror: false</text:p>
      <text:p text:style-name="P91"><text:span text:style-name="T57">I</text:span>n Place: true</text:p>
      <text:p text:style-name="P91"/>
      <text:p text:style-name="P97">Rough BPM: 165</text:p>
      <text:p text:style-name="P97"/>
      <text:h text:style-name="P193" text:outline-level="2">Rifle Aiming <text:span text:style-name="T59">Walking F</text:span><text:span text:style-name="T61">orward </text:span><text:span text:style-name="T64">ThirdSpeed</text:span></text:h>
      <text:p text:style-name="P6"/>
      <text:p text:style-name="P153"><text:span text:style-name="T54">Original name: </text:span><text:span text:style-name="T55">W</text:span><text:span text:style-name="T56">alking </text:span></text:p>
      <text:p text:style-name="P9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93"/>
      <text:p text:style-name="P10"/>
      <text:p text:style-name="P17">Values:</text:p>
      <text:p text:style-name="P153"><text:span text:style-name="T6">S</text:span><text:span text:style-name="T7">tance</text:span><text:span text:style-name="T6">: 9</text:span><text:span text:style-name="T13">0</text:span></text:p>
      <text:p text:style-name="P153"><text:span text:style-name="T7">Speed: 3</text:span><text:span text:style-name="T13">0</text:span></text:p>
      <text:p text:style-name="P153"><text:span text:style-name="T6">Overdrive: 5</text:span><text:span text:style-name="T13">0</text:span></text:p>
      <text:p text:style-name="P44">Character Arm-Space: 50</text:p>
      <text:p text:style-name="P153"><text:span text:style-name="T6">Trim: 6</text:span><text:span text:style-name="T13">4</text:span><text:span text:style-name="T6"> total frames</text:span></text:p>
      <text:p text:style-name="P44">Mirror: false</text:p>
      <text:p text:style-name="P93"><text:span text:style-name="T57">I</text:span>n Place: true</text:p>
      <text:p text:style-name="P93"/>
      <text:p text:style-name="P153"><text:span text:style-name="T10">Rough BPM: 5</text:span><text:span text:style-name="T12">5</text:span></text:p>
      <text:p text:style-name="P44"/>
      <text:h text:style-name="P193" text:outline-level="2">Rifle Aiming <text:span text:style-name="T59">Walking Backwards </text:span><text:span text:style-name="T64">ThirdSpeed</text:span></text:h>
      <text:p text:style-name="P6"/>
      <text:p text:style-name="P153"><text:span text:style-name="T54">Original name: </text:span><text:span text:style-name="T55">W</text:span><text:span text:style-name="T56">alking Backwards</text:span></text:p>
      <text:p text:style-name="P44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53"><text:span text:style-name="T6">S</text:span><text:span text:style-name="T7">tance</text:span><text:span text:style-name="T6">: 8</text:span><text:span text:style-name="T13">7</text:span></text:p>
      <text:p text:style-name="P153"><text:span text:style-name="T7">Speed: 1</text:span><text:span text:style-name="T13">0</text:span></text:p>
      <text:p text:style-name="P153"><text:span text:style-name="T6">Overdrive: 4</text:span><text:span text:style-name="T13">0</text:span></text:p>
      <text:p text:style-name="P153"><text:span text:style-name="T6">Character Arm-Space: 5</text:span><text:span text:style-name="T13">0</text:span></text:p>
      <text:p text:style-name="P153"><text:span text:style-name="T6">Trim: 6</text:span><text:span text:style-name="T13">4</text:span><text:span text:style-name="T6"> total frames</text:span></text:p>
      <text:p text:style-name="P44"><text:soft-page-break/>Mirror: false</text:p>
      <text:p text:style-name="P93"><text:span text:style-name="T57">I</text:span>n Place: true</text:p>
      <text:p text:style-name="P93"/>
      <text:p text:style-name="P153">Rough BPM: <text:span text:style-name="T81">55</text:span></text:p>
      <text:p text:style-name="P97"/>
      <text:h text:style-name="P193" text:outline-level="2">Rifle Aiming Str<text:span text:style-name="T60">a</text:span>fe Left <text:span text:style-name="T63">T</text:span><text:span text:style-name="T64">hirdSpeed</text:span></text:h>
      <text:p text:style-name="P67"/>
      <text:p text:style-name="P152"><text:span text:style-name="T53">Original Name:</text:span><text:span text:style-name="T4"> Strafe Left</text:span></text:p>
      <text:p text:style-name="P152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67"/>
      <text:p text:style-name="P16">Values:</text:p>
      <text:p text:style-name="P152"><text:span text:style-name="T6">B</text:span><text:span text:style-name="T5">ody Height</text:span><text:span text:style-name="T6">: 8</text:span><text:span text:style-name="T13">5</text:span></text:p>
      <text:p text:style-name="P152"><text:span text:style-name="T6">S</text:span><text:span text:style-name="T5">tride length</text:span><text:span text:style-name="T6">: 1</text:span><text:span text:style-name="T13">0</text:span></text:p>
      <text:p text:style-name="P152"><text:span text:style-name="T6">Overdrive: 4</text:span><text:span text:style-name="T13">5</text:span></text:p>
      <text:p text:style-name="P43">Character Arm-Space: 50</text:p>
      <text:p text:style-name="P152"><text:span text:style-name="T6">Trim: 6</text:span><text:span text:style-name="T13">6</text:span><text:span text:style-name="T6"> total frames</text:span></text:p>
      <text:p text:style-name="P67">Mirror: false</text:p>
      <text:p text:style-name="P92"><text:span text:style-name="T57">I</text:span>n Place: true</text:p>
      <text:p text:style-name="P92"/>
      <text:p text:style-name="P152"><text:span text:style-name="T10">Rough BPM: 5</text:span><text:span text:style-name="T12">5</text:span></text:p>
      <text:p text:style-name="P105"/>
      <text:h text:style-name="P193" text:outline-level="2">Rifle Aiming Str<text:span text:style-name="T60">a</text:span>fe <text:span text:style-name="T62">Right </text:span><text:span text:style-name="T63">T</text:span><text:span text:style-name="T64">hird Speed</text:span></text:h>
      <text:p text:style-name="P67"/>
      <text:p text:style-name="P152"><text:span text:style-name="T53">Original Name:</text:span><text:span text:style-name="T4"> Strafe R</text:span><text:span text:style-name="T9">ight</text:span></text:p>
      <text:p text:style-name="P152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7"/>
      <text:p text:style-name="P16">Values:</text:p>
      <text:p text:style-name="P152"><text:span text:style-name="T6">B</text:span><text:span text:style-name="T5">ody Height</text:span><text:span text:style-name="T6">: 8</text:span><text:span text:style-name="T11">5</text:span></text:p>
      <text:p text:style-name="P152"><text:span text:style-name="T6">S</text:span><text:span text:style-name="T5">tride length</text:span><text:span text:style-name="T6">: 5</text:span></text:p>
      <text:p text:style-name="P152"><text:span text:style-name="T6">Overdrive: 4</text:span><text:span text:style-name="T13">0</text:span></text:p>
      <text:p text:style-name="P43">Character Arm-Space: 50</text:p>
      <text:p text:style-name="P152"><text:span text:style-name="T6">Trim: 6</text:span><text:span text:style-name="T13">7 </text:span><text:span text:style-name="T6">total frames</text:span></text:p>
      <text:p text:style-name="P67">Mirror: false</text:p>
      <text:p text:style-name="P92"><text:span text:style-name="T57">I</text:span>n Place: true</text:p>
      <text:p text:style-name="P92"/>
      <text:p text:style-name="P152"><text:span text:style-name="T11">Rough BPM: 5</text:span><text:span text:style-name="T12">5</text:span></text:p>
      <text:p text:style-name="P106"/>
      <text:p text:style-name="P106"/>
      <text:h text:style-name="Heading_20_2" text:outline-level="2"><text:soft-page-break/><text:span text:style-name="T89">Rifle Aiming </text:span>Turning Right 45 Degrees Improved - not so much root motion</text:h>
      <text:p text:style-name="Text_20_body"/>
      <text:p text:style-name="P179"><text:span text:style-name="T58">Original Name: </text:span>Turning Right 45 Degrees</text:p>
      <text:p text:style-name="P179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79"/>
      <text:p text:style-name="P18">Values:</text:p>
      <text:p text:style-name="P155"><text:span text:style-name="T6">Overdrive: </text:span><text:span text:style-name="T14">50</text:span></text:p>
      <text:p text:style-name="P45">Character Arm-Space: 50</text:p>
      <text:p text:style-name="P155"><text:span text:style-name="T6">Trim: 3</text:span><text:span text:style-name="T14">1</text:span><text:span text:style-name="T13"> </text:span><text:span text:style-name="T6">total frames</text:span></text:p>
      <text:p text:style-name="P68">Mirror: false</text:p>
      <text:p text:style-name="P68"/>
      <text:p text:style-name="P68">→<text:span text:style-name="T87"> the animation is played at -1 speed for the left side, also root motion in x y and z was taken way in unity (all keyframes but the first ones)</text:span></text:p>
      <text:p text:style-name="P68"/>
      <text:h text:style-name="Heading_20_1" text:outline-level="1">Rifle Idle</text:h>
      <text:p text:style-name="P68"/>
      <text:h text:style-name="Heading_20_2" text:outline-level="2">Rifle Idle Walking Forward:</text:h>
      <text:p text:style-name="Text_20_body"/>
      <text:p text:style-name="P156"><text:span text:style-name="T53">Original Name:</text:span><text:span text:style-name="T4"> R</text:span><text:span text:style-name="T16">ifle Walk</text:span></text:p>
      <text:p text:style-name="P156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69"/>
      <text:p text:style-name="P19">Values:</text:p>
      <text:p text:style-name="P156"><text:span text:style-name="T6">Overdrive: 5</text:span><text:span text:style-name="T16">0</text:span></text:p>
      <text:p text:style-name="P46">Character Arm-Space: 50</text:p>
      <text:p text:style-name="P156"><text:span text:style-name="T6">Trim: 4</text:span><text:span text:style-name="T16">0</text:span><text:span text:style-name="T13"> </text:span><text:span text:style-name="T6">total frames</text:span></text:p>
      <text:p text:style-name="P69">Mirror: false</text:p>
      <text:p text:style-name="P95"><text:span text:style-name="T57">I</text:span>n Place: true</text:p>
      <text:p text:style-name="P95"/>
      <text:p text:style-name="P156"><text:span text:style-name="T11">Rough BPM: </text:span><text:span text:style-name="T15">90</text:span></text:p>
      <text:p text:style-name="P107"/>
      <text:h text:style-name="P194" text:outline-level="2">Rifle Idle Walking <text:span text:style-name="T65">B</text:span><text:span text:style-name="T66">ackwards</text:span>:</text:h>
      <text:p text:style-name="P180"/>
      <text:p text:style-name="P156"><text:soft-page-break/><text:span text:style-name="T53">Original Name:</text:span><text:span text:style-name="T4"> B</text:span><text:span text:style-name="T18">ackwards Rifle Walk</text:span></text:p>
      <text:p text:style-name="P156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69"/>
      <text:p text:style-name="P19">Values:</text:p>
      <text:p text:style-name="P156"><text:span text:style-name="T6">Overdrive: 5</text:span><text:span text:style-name="T16">0</text:span></text:p>
      <text:p text:style-name="P46">Character Arm-Space: 50</text:p>
      <text:p text:style-name="P156"><text:span text:style-name="T6">Trim: 3</text:span><text:span text:style-name="T17">9 </text:span><text:span text:style-name="T6">total frames</text:span></text:p>
      <text:p text:style-name="P69">Mirror: false</text:p>
      <text:p text:style-name="P95"><text:span text:style-name="T57">I</text:span>n Place: true</text:p>
      <text:p text:style-name="P95"/>
      <text:p text:style-name="P156"><text:span text:style-name="T11">Rough BPM: </text:span><text:span text:style-name="T15">90</text:span></text:p>
      <text:p text:style-name="P107"/>
      <text:h text:style-name="P195" text:outline-level="2">Rifle Idle <text:span text:style-name="T65">T</text:span><text:span text:style-name="T67">urn:</text:span></text:h>
      <text:p text:style-name="P181"/>
      <text:p text:style-name="P157"><text:span text:style-name="T53">Original Name:</text:span><text:span text:style-name="T4"> R</text:span><text:span text:style-name="T19">ifle Turn</text:span></text:p>
      <text:p text:style-name="P157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70"/>
      <text:p text:style-name="P70"/>
      <text:p text:style-name="P20">Values:</text:p>
      <text:p text:style-name="P157"><text:span text:style-name="T6">Overdrive: 5</text:span><text:span text:style-name="T16">0</text:span></text:p>
      <text:p text:style-name="P47">Character Arm-Space: 50</text:p>
      <text:p text:style-name="P157"><text:span text:style-name="T6">Trim: 6</text:span><text:span text:style-name="T19">0</text:span><text:span text:style-name="T17"> </text:span><text:span text:style-name="T6">total frames</text:span></text:p>
      <text:p text:style-name="P70">Mirror: false</text:p>
      <text:p text:style-name="P96"/>
      <text:p text:style-name="P157"><text:span text:style-name="T11">//Rough BPM: </text:span><text:span text:style-name="T15">90?</text:span></text:p>
      <text:p text:style-name="P108"/>
      <text:p text:style-name="P158"><text:span text:style-name="T15">L</text:span><text:span text:style-name="T3">oop Pose: true</text:span></text:p>
      <text:p text:style-name="P127">- deleted all root motion except y and all root rotation, shortened clip to be smoother</text:p>
      <text:p text:style-name="P127"/>
      <text:h text:style-name="Heading_20_1" text:outline-level="1">Rifle Crouching:</text:h>
      <text:p text:style-name="P130"/>
      <text:p text:style-name="P130"/>
      <text:h text:style-name="P196" text:outline-level="2">R<text:span text:style-name="T88">ifle Crouching Turn Left 90 Degrees</text:span></text:h>
      <text:p text:style-name="P182"/>
      <text:p text:style-name="P159"><text:span text:style-name="T53">Original Name:</text:span><text:span text:style-name="T4"> </text:span><text:span text:style-name="T19">Crouching Turn 90 Left</text:span></text:p>
      <text:p text:style-name="P159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1"/>
      <text:p text:style-name="P71"/>
      <text:p text:style-name="P21">Values:</text:p>
      <text:p text:style-name="P159"><text:span text:style-name="T6">Overdrive: 5</text:span><text:span text:style-name="T16">0</text:span></text:p>
      <text:p text:style-name="P48">Character Arm-Space: 50</text:p>
      <text:p text:style-name="P159"><text:span text:style-name="T6">Trim: 3</text:span><text:span text:style-name="T20">9</text:span><text:span text:style-name="T17"> </text:span><text:span text:style-name="T6">total frames</text:span></text:p>
      <text:p text:style-name="P71">Mirror: false</text:p>
      <text:p text:style-name="P109"/>
      <text:p text:style-name="P128"/>
      <text:p text:style-name="P128"/>
      <text:p text:style-name="P130">- has root motion x and z takn away and the animation is shortened in its length from 0 to 1:10 <text:span text:style-name="T88">&amp; Loop Pose is true</text:span></text:p>
      <text:p text:style-name="P130"/>
      <text:h text:style-name="P201" text:outline-level="2"><text:span text:style-name="T65">R</text:span><text:span text:style-name="T68">ifle Crouching Turn Right 90 Degrees</text:span></text:h>
      <text:p text:style-name="P182"/>
      <text:p text:style-name="P159"><text:span text:style-name="T53">Original Name:</text:span><text:span text:style-name="T4"> </text:span><text:span text:style-name="T19">Crouching Turn 90 R</text:span><text:span text:style-name="T20">ight</text:span></text:p>
      <text:p text:style-name="P159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1"/>
      <text:p text:style-name="P71"/>
      <text:p text:style-name="P21">Values:</text:p>
      <text:p text:style-name="P159"><text:span text:style-name="T6">Overdrive: 5</text:span><text:span text:style-name="T16">0</text:span></text:p>
      <text:p text:style-name="P48">Character Arm-Space: 50</text:p>
      <text:p text:style-name="P159"><text:span text:style-name="T6">Trim: 3</text:span><text:span text:style-name="T20">9</text:span><text:span text:style-name="T17"> </text:span><text:span text:style-name="T6">total frames</text:span></text:p>
      <text:p text:style-name="P71">Mirror: false</text:p>
      <text:p text:style-name="P109"/>
      <text:p text:style-name="P128"/>
      <text:p text:style-name="P128"/>
      <text:p text:style-name="P131">- has root motion x and z takn away and the animation is shortened in its length from 0 to 1:10 <text:span text:style-name="T88">&amp; Loop Pose is true</text:span></text:p>
      <text:h text:style-name="P203" text:outline-level="2"/>
      <text:p text:style-name="P188"/>
      <text:h text:style-name="P204" text:outline-level="2"><text:span text:style-name="T65">R</text:span><text:span text:style-name="T68">ifle Crouching </text:span><text:span text:style-name="T69">Aiming Idle</text:span></text:h>
      <text:p text:style-name="P183"/>
      <text:p text:style-name="P160"><text:span text:style-name="T53">Original Name:</text:span><text:span text:style-name="T4"> </text:span><text:span text:style-name="T19">I</text:span><text:span text:style-name="T21">dle Crouching Aiming</text:span></text:p>
      <text:p text:style-name="P160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72"><text:soft-page-break/></text:p>
      <text:p text:style-name="P72"/>
      <text:p text:style-name="P22">Values:</text:p>
      <text:p text:style-name="P160"><text:span text:style-name="T6">Overdrive: 5</text:span><text:span text:style-name="T16">0</text:span></text:p>
      <text:p text:style-name="P49">Character Arm-Space: 50</text:p>
      <text:p text:style-name="P160"><text:span text:style-name="T6">Trim: 6</text:span><text:span text:style-name="T22">4</text:span><text:span text:style-name="T17"> </text:span><text:span text:style-name="T6">total frames</text:span></text:p>
      <text:p text:style-name="P72">Mirror: false</text:p>
      <text:h text:style-name="P205" text:outline-level="2"><text:span text:style-name="T65">R</text:span><text:span text:style-name="T68">ifle Crouching </text:span><text:span text:style-name="T69">Walking Forwards</text:span></text:h>
      <text:p text:style-name="P184"/>
      <text:p text:style-name="P161"><text:span text:style-name="T53">Original Name:</text:span><text:span text:style-name="T4"> </text:span><text:span text:style-name="T19">I</text:span><text:span text:style-name="T21">dle Crouching Aiming</text:span></text:p>
      <text:p text:style-name="P161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73"/>
      <text:p text:style-name="P73"/>
      <text:p text:style-name="P23">Values:</text:p>
      <text:p text:style-name="P161"><text:span text:style-name="T6">Overdrive: 5</text:span><text:span text:style-name="T16">0</text:span></text:p>
      <text:p text:style-name="P50">Character Arm-Space: 50</text:p>
      <text:p text:style-name="P161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63">In Place: true</text:p>
      <text:h text:style-name="P197" text:outline-level="2"/>
      <text:h text:style-name="P197" text:outline-level="2"/>
      <text:h text:style-name="P205" text:outline-level="2"><text:span text:style-name="T65">R</text:span><text:span text:style-name="T68">ifle Crouching </text:span><text:span text:style-name="T69">Walking Backwards</text:span></text:h>
      <text:p text:style-name="P184"/>
      <text:p text:style-name="P161"><text:span text:style-name="T53">Original Name:</text:span><text:span text:style-name="T4"> </text:span><text:span text:style-name="T21">Walk Crouching Backward</text:span></text:p>
      <text:p text:style-name="P161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73"/>
      <text:p text:style-name="P73"/>
      <text:p text:style-name="P23">Values:</text:p>
      <text:p text:style-name="P161"><text:span text:style-name="T6">Overdrive: 5</text:span><text:span text:style-name="T16">0</text:span></text:p>
      <text:p text:style-name="P50">Character Arm-Space: 50</text:p>
      <text:p text:style-name="P161"><text:span text:style-name="T6">Trim: 3</text:span><text:span text:style-name="T24">1</text:span><text:span text:style-name="T17"> </text:span><text:span text:style-name="T6">total frames</text:span></text:p>
      <text:p text:style-name="P110">Mirror: false</text:p>
      <text:p text:style-name="P111">In Place: true</text:p>
      <text:p text:style-name="P132"/>
      <text:h text:style-name="P206" text:outline-level="2"><text:soft-page-break/><text:span text:style-name="T65">R</text:span><text:span text:style-name="T68">ifle Crouching </text:span><text:span text:style-name="T69">S</text:span><text:span text:style-name="T70">trafe</text:span><text:span text:style-name="T69"> L</text:span><text:span text:style-name="T71">eft</text:span></text:h>
      <text:p text:style-name="P185"/>
      <text:p text:style-name="P162"><text:span text:style-name="T53">Original Name:</text:span><text:span text:style-name="T21"> </text:span><text:span text:style-name="T25">Walk Crouching Left</text:span></text:p>
      <text:p text:style-name="P162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74"/>
      <text:p text:style-name="P74"/>
      <text:p text:style-name="P74"/>
      <text:p text:style-name="P24">Values:</text:p>
      <text:p text:style-name="P162"><text:span text:style-name="T6">Overdrive: 5</text:span><text:span text:style-name="T16">0</text:span></text:p>
      <text:p text:style-name="P51">Character Arm-Space: 50</text:p>
      <text:p text:style-name="P162"><text:span text:style-name="T6">Trim: 3</text:span><text:span text:style-name="T26">1</text:span><text:span text:style-name="T17"> </text:span><text:span text:style-name="T6">total frames</text:span></text:p>
      <text:p text:style-name="P112">Mirror: false</text:p>
      <text:p text:style-name="P113">In Place: true</text:p>
      <text:p text:style-name="P74"/>
      <text:h text:style-name="P206" text:outline-level="2"><text:span text:style-name="T65">R</text:span><text:span text:style-name="T68">ifle Crouching </text:span><text:span text:style-name="T69">S</text:span><text:span text:style-name="T70">trafe</text:span><text:span text:style-name="T69"> R</text:span><text:span text:style-name="T72">ight</text:span></text:h>
      <text:p text:style-name="P185"/>
      <text:p text:style-name="P162"><text:span text:style-name="T53">Original Name:</text:span><text:span text:style-name="T4"> </text:span><text:span text:style-name="T21">Walk Crouching Right</text:span></text:p>
      <text:p text:style-name="P162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74"/>
      <text:p text:style-name="P74"/>
      <text:p text:style-name="P24">Values:</text:p>
      <text:p text:style-name="P162"><text:span text:style-name="T6">Overdrive: 5</text:span><text:span text:style-name="T16">0</text:span></text:p>
      <text:p text:style-name="P51">Character Arm-Space: 50</text:p>
      <text:p text:style-name="P162"><text:span text:style-name="T6">Trim: 3</text:span><text:span text:style-name="T27">1</text:span><text:span text:style-name="T6">total frames</text:span></text:p>
      <text:p text:style-name="P112">Mirror: false</text:p>
      <text:p text:style-name="P114">In Place: true</text:p>
      <text:p text:style-name="P133"/>
      <text:h text:style-name="P207" text:outline-level="2"><text:span text:style-name="T65">R</text:span><text:span text:style-name="T68">ifle Crouching </text:span><text:span text:style-name="T73">Diagonal Forward Right</text:span></text:h>
      <text:p text:style-name="P186"/>
      <text:p text:style-name="P164"><text:span text:style-name="T53">Original Name:</text:span><text:span text:style-name="T4"> </text:span><text:span text:style-name="T21">Walk Crouching F</text:span><text:span text:style-name="T28">orward Right</text:span></text:p>
      <text:p text:style-name="P16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5"/>
      <text:p text:style-name="P75"/>
      <text:p text:style-name="P25">Values:</text:p>
      <text:p text:style-name="P164"><text:span text:style-name="T6">Overdrive: 5</text:span><text:span text:style-name="T16">0</text:span></text:p>
      <text:p text:style-name="P52">Character Arm-Space: 50</text:p>
      <text:p text:style-name="P164"><text:span text:style-name="T6">Trim: 3</text:span><text:span text:style-name="T27">1</text:span><text:span text:style-name="T6">total frames</text:span></text:p>
      <text:p text:style-name="P115"><text:soft-page-break/>Mirror: false</text:p>
      <text:p text:style-name="P115">In Place: true</text:p>
      <text:p text:style-name="P134"/>
      <text:h text:style-name="P208" text:outline-level="2"><text:span text:style-name="T65">R</text:span><text:span text:style-name="T68">ifle Crouching </text:span><text:span text:style-name="T73">Diagonal Forward Left</text:span></text:h>
      <text:p text:style-name="P187"/>
      <text:p text:style-name="P165"><text:span text:style-name="T53">Original Name:</text:span><text:span text:style-name="T4"> </text:span><text:span text:style-name="T21">Walk Crouching F</text:span><text:span text:style-name="T28">orward Left</text:span></text:p>
      <text:p text:style-name="P165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6"/>
      <text:p text:style-name="P76"/>
      <text:p text:style-name="P26">Values:</text:p>
      <text:p text:style-name="P165"><text:span text:style-name="T6">Overdrive: 5</text:span><text:span text:style-name="T16">0</text:span></text:p>
      <text:p text:style-name="P53">Character Arm-Space: 50</text:p>
      <text:p text:style-name="P165"><text:span text:style-name="T6">Trim: 3</text:span><text:span text:style-name="T27">1</text:span><text:span text:style-name="T6">total frames</text:span></text:p>
      <text:p text:style-name="P116">Mirror: false</text:p>
      <text:p text:style-name="P116">In Place: true</text:p>
      <text:p text:style-name="P135"/>
      <text:h text:style-name="P208" text:outline-level="2"><text:span text:style-name="T65">R</text:span><text:span text:style-name="T68">ifle Crouching </text:span><text:span text:style-name="T73">Diagonal Backwards Right</text:span></text:h>
      <text:p text:style-name="P187"/>
      <text:p text:style-name="P165"><text:span text:style-name="T53">Original Name:</text:span><text:span text:style-name="T4"> </text:span><text:span text:style-name="T21">Walk Crouching B</text:span><text:span text:style-name="T28">ackward Right</text:span></text:p>
      <text:p text:style-name="P165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6"/>
      <text:p text:style-name="P76"/>
      <text:p text:style-name="P26">Values:</text:p>
      <text:p text:style-name="P165"><text:span text:style-name="T6">Overdrive: 5</text:span><text:span text:style-name="T16">0</text:span></text:p>
      <text:p text:style-name="P53">Character Arm-Space: 50</text:p>
      <text:p text:style-name="P165"><text:span text:style-name="T6">Trim: 3</text:span><text:span text:style-name="T27">1</text:span><text:span text:style-name="T6">total frames</text:span></text:p>
      <text:p text:style-name="P116">Mirror: false</text:p>
      <text:p text:style-name="P116">In Place: true</text:p>
      <text:p text:style-name="P135"/>
      <text:h text:style-name="P208" text:outline-level="2"><text:span text:style-name="T65">R</text:span><text:span text:style-name="T68">ifle Crouching </text:span><text:span text:style-name="T73">Diagonal Backwards Left</text:span></text:h>
      <text:p text:style-name="P187"/>
      <text:p text:style-name="P165"><text:span text:style-name="T53">Original Name:</text:span><text:span text:style-name="T4"> </text:span><text:span text:style-name="T21">Walk Crouching B</text:span><text:span text:style-name="T28">ackward L</text:span><text:span text:style-name="T29">eft</text:span></text:p>
      <text:p text:style-name="P165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6"/>
      <text:p text:style-name="P76"/>
      <text:p text:style-name="P26">Values:</text:p>
      <text:p text:style-name="P165"><text:span text:style-name="T6">Overdrive: 5</text:span><text:span text:style-name="T16">0</text:span></text:p>
      <text:p text:style-name="P53"><text:soft-page-break/>Character Arm-Space: 50</text:p>
      <text:p text:style-name="P165"><text:span text:style-name="T6">Trim: 3</text:span><text:span text:style-name="T27">1</text:span><text:span text:style-name="T6">total frames</text:span></text:p>
      <text:p text:style-name="P116">Mirror: false</text:p>
      <text:p text:style-name="P116">In Place: true</text:p>
      <text:p text:style-name="P116"/>
      <text:h text:style-name="Heading_20_1" text:outline-level="1">Pistol Aiming</text:h>
      <text:p text:style-name="Text_20_body"/>
      <text:h text:style-name="P198" text:outline-level="2">P<text:span text:style-name="T90">istol Aiming idle</text:span></text:h>
      <text:p text:style-name="P189"/>
      <text:p text:style-name="P166"><text:span text:style-name="T53">Original Name:</text:span><text:span text:style-name="T4"> </text:span><text:span text:style-name="T21">P</text:span><text:span text:style-name="T30">istol Idle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5</text:span><text:span text:style-name="T16">0</text:span></text:p>
      <text:p text:style-name="P54">Character Arm-Space: 50</text:p>
      <text:p text:style-name="P166"><text:span text:style-name="T6">Trim: 4</text:span><text:span text:style-name="T33">1 </text:span><text:span text:style-name="T6">total frames</text:span></text:p>
      <text:p text:style-name="P117">Mirror: false</text:p>
      <text:p text:style-name="P117"/>
      <text:h text:style-name="P198" text:outline-level="2">P<text:span text:style-name="T90">istol Aiming Walking Backwards</text:span></text:h>
      <text:p text:style-name="P189"/>
      <text:p text:style-name="P166"><text:span text:style-name="T53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7</text:span><text:span text:style-name="T33">0</text:span></text:p>
      <text:p text:style-name="P54">Character Arm-Space: 50</text:p>
      <text:p text:style-name="P166"><text:span text:style-name="T6">Trim: 2</text:span><text:span text:style-name="T33">3 </text:span><text:span text:style-name="T6">total frames</text:span></text:p>
      <text:p text:style-name="P117">Mirror: false</text:p>
      <text:p text:style-name="P117">In Place: true</text:p>
      <text:p text:style-name="P117"/>
      <text:p text:style-name="P98">Rough BPM: 165</text:p>
      <text:p text:style-name="P98"/>
      <text:h text:style-name="P199" text:outline-level="2"><text:soft-page-break/>P<text:span text:style-name="T91">istol Aiming Walking Forward</text:span></text:h>
      <text:p text:style-name="P189"/>
      <text:p text:style-name="P166"><text:span text:style-name="T53">Original Name:</text:span><text:span text:style-name="T4"> </text:span><text:span text:style-name="T21">P</text:span><text:span text:style-name="T30">istol W</text:span><text:span text:style-name="T34">alk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5</text:span><text:span text:style-name="T34">4</text:span></text:p>
      <text:p text:style-name="P54">Character Arm-Space: 50</text:p>
      <text:p text:style-name="P166"><text:span text:style-name="T6">Trim: 2</text:span><text:span text:style-name="T34">3 </text:span><text:span text:style-name="T6">total frames</text:span></text:p>
      <text:p text:style-name="P117">Mirror: false</text:p>
      <text:p text:style-name="P117">In Place: true</text:p>
      <text:p text:style-name="P136"/>
      <text:p text:style-name="P99">Rough BPM: 165</text:p>
      <text:p text:style-name="P136"/>
      <text:h text:style-name="P199" text:outline-level="2">P<text:span text:style-name="T91">istol Aiming Strafe Left</text:span></text:h>
      <text:p text:style-name="P189"/>
      <text:p text:style-name="P166"><text:span text:style-name="T53">Original Name:</text:span><text:span text:style-name="T4"> </text:span><text:span text:style-name="T21">P</text:span><text:span text:style-name="T30">istol </text:span><text:span text:style-name="T34">Strafe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2</text:span><text:span text:style-name="T34">8</text:span></text:p>
      <text:p text:style-name="P54">Character Arm-Space: 50</text:p>
      <text:p text:style-name="P167"><text:span text:style-name="T6">Trim: 2</text:span><text:span text:style-name="T34">3 </text:span><text:span text:style-name="T6">total frames</text:span></text:p>
      <text:p text:style-name="P117">Mirror: false</text:p>
      <text:p text:style-name="P117">In Place: true</text:p>
      <text:p text:style-name="P136"/>
      <text:p text:style-name="P99">Rough BPM: 165</text:p>
      <text:p text:style-name="P136"/>
      <text:h text:style-name="P209" text:outline-level="2"><text:span text:style-name="T73">P</text:span><text:span text:style-name="T74">istol Aiming Strafe Right</text:span></text:h>
      <text:p text:style-name="P189"/>
      <text:p text:style-name="P166"><text:span text:style-name="T53">Original Name:</text:span><text:span text:style-name="T4"> </text:span><text:span text:style-name="T21">P</text:span><text:span text:style-name="T30">istol S</text:span><text:span text:style-name="T34">trafe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3</text:span><text:span text:style-name="T34">2</text:span></text:p>
      <text:p text:style-name="P54">Character Arm-Space: 50</text:p>
      <text:p text:style-name="P167"><text:span text:style-name="T6">Trim: 2</text:span><text:span text:style-name="T34">3 </text:span><text:span text:style-name="T6">total frames</text:span></text:p>
      <text:p text:style-name="P117"><text:soft-page-break/>Mirror: false</text:p>
      <text:p text:style-name="P117">In Place: true</text:p>
      <text:p text:style-name="P136"/>
      <text:p text:style-name="P99">Rough BPM: 165</text:p>
      <text:p text:style-name="P99"/>
      <text:p text:style-name="P99"/>
      <text:p text:style-name="P99"/>
      <text:h text:style-name="P210" text:outline-level="2"><text:span text:style-name="T73">P</text:span><text:span text:style-name="T74">istol C</text:span><text:span text:style-name="T75">rouching Idle</text:span></text:h>
      <text:p text:style-name="P190"/>
      <text:p text:style-name="P168"><text:span text:style-name="T53">Original Name:</text:span><text:span text:style-name="T4"> </text:span><text:span text:style-name="T10">Pistol k</text:span><text:span text:style-name="T35">neeling</text:span><text:span text:style-name="T10"> Idle</text:span></text:p>
      <text:p text:style-name="P16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8"/>
      <text:p text:style-name="P28">Values:</text:p>
      <text:p text:style-name="P168"><text:span text:style-name="T6">Overdrive: 5</text:span><text:span text:style-name="T35">0</text:span></text:p>
      <text:p text:style-name="P55">Character Arm-Space: 50</text:p>
      <text:p text:style-name="P168"><text:span text:style-name="T6">Trim: 1</text:span><text:span text:style-name="T35">15</text:span><text:span text:style-name="T34"> </text:span><text:span text:style-name="T6">total frames</text:span></text:p>
      <text:p text:style-name="P118">Mirror: false</text:p>
      <text:p text:style-name="P118"/>
      <text:h text:style-name="Heading_20_1" text:outline-level="1">Humanoid Animations From Brackeys</text:h>
      <text:p text:style-name="P118"/>
      <text:p text:style-name="P137">I did some heavy processing on them, tick everything to origina l and bake into pose to prevent root motion, also delete all root.T x and z motion and all quaternion keyframes of root beside the first ones</text:p>
      <text:p text:style-name="P137"/>
      <text:h text:style-name="Heading_20_1" text:outline-level="1"><text:soft-page-break/></text:h>
      <text:h text:style-name="Heading_20_1" text:outline-level="1">Sword and Shield – also used for Grenade?</text:h>
      <text:p text:style-name="P100"/>
      <text:p text:style-name="P136"/>
      <text:p text:style-name="P136"/>
      <text:p text:style-name="P140">Use the idle crouch for grenade:</text:p>
      <text:p text:style-name="P140"/>
      <text:p text:style-name="P140">- <text:span text:style-name="T92">have the trow animation be on a different layer – only override upper body?</text:span></text:p>
      <text:p text:style-name="P138"/>
      <text:h text:style-name="Heading_20_2" text:outline-level="2">Sword &amp; Shield Walk: <text:span text:style-name="T93">Forward</text:span></text:h>
      <text:p text:style-name="P138"/>
      <text:p text:style-name="P169"><text:span text:style-name="T53">Original Name:</text:span><text:span text:style-name="T4"> </text:span><text:span text:style-name="T36">Sword &amp; Shield Walk:</text:span></text:p>
      <text:p text:style-name="P79">https://www.mixamo.com/#/?page=1&amp;query=sword+%26+shield</text:p>
      <text:p text:style-name="P79"/>
      <text:p text:style-name="P29">Values:</text:p>
      <text:p text:style-name="P169"><text:span text:style-name="T6">Overdrive: 7</text:span><text:span text:style-name="T37">5</text:span></text:p>
      <text:p text:style-name="P56">Character Arm-Space: 50</text:p>
      <text:p text:style-name="P169"><text:span text:style-name="T6">Trim: 2</text:span><text:span text:style-name="T37">3</text:span><text:span text:style-name="T34"> </text:span><text:span text:style-name="T6">total frames</text:span></text:p>
      <text:p text:style-name="P119">Mirror: false</text:p>
      <text:p text:style-name="P121">In Place: true</text:p>
      <text:p text:style-name="P121"/>
      <text:p text:style-name="P101">Rough BPM: 165</text:p>
      <text:h text:style-name="Heading_20_2" text:outline-level="2">Sword &amp; Shield Walk: Backwards</text:h>
      <text:p text:style-name="P139"/>
      <text:p text:style-name="P170"><text:span text:style-name="T53">Original Name:</text:span><text:span text:style-name="T4"> </text:span><text:span text:style-name="T36">Sword &amp; Shield Walk:</text:span></text:p>
      <text:p text:style-name="P80">https://www.mixamo.com/#/?page=1&amp;query=sword+%26+shield</text:p>
      <text:p text:style-name="P80"/>
      <text:p text:style-name="P30">Values:</text:p>
      <text:p text:style-name="P170"><text:span text:style-name="T6">Overdrive: </text:span><text:span text:style-name="T38">85</text:span></text:p>
      <text:p text:style-name="P57">Character Arm-Space: 50</text:p>
      <text:p text:style-name="P170"><text:span text:style-name="T6">Trim: 2</text:span><text:span text:style-name="T37">3</text:span><text:span text:style-name="T34"> </text:span><text:span text:style-name="T6">total frames</text:span></text:p>
      <text:p text:style-name="P120"><text:soft-page-break/>Mirror: false</text:p>
      <text:p text:style-name="P121">In Place: true</text:p>
      <text:p text:style-name="P121"/>
      <text:p text:style-name="P101">Rough BPM: 165</text:p>
      <text:p text:style-name="P129"/>
      <text:h text:style-name="Heading_20_2" text:outline-level="2">Sword &amp; Shield Strafe Left</text:h>
      <text:p text:style-name="P141"/>
      <text:p text:style-name="P171"><text:span text:style-name="T53">Original Name:</text:span><text:span text:style-name="T4"> </text:span><text:span text:style-name="T36">Sword &amp; Shield S</text:span><text:span text:style-name="T39">trafe</text:span></text:p>
      <text:p text:style-name="P81">https://www.mixamo.com/#/?page=1&amp;query=sword+%26+shield</text:p>
      <text:p text:style-name="P81"/>
      <text:p text:style-name="P31">Values:</text:p>
      <text:p text:style-name="P171"><text:span text:style-name="T6">Overdrive: </text:span><text:span text:style-name="T38">9</text:span><text:span text:style-name="T39">0</text:span></text:p>
      <text:p text:style-name="P58">Character Arm-Space: 50</text:p>
      <text:p text:style-name="P171"><text:span text:style-name="T6">Trim: 2</text:span><text:span text:style-name="T37">3</text:span><text:span text:style-name="T34"> </text:span><text:span text:style-name="T6">total frames</text:span></text:p>
      <text:p text:style-name="P121">Mirror: false</text:p>
      <text:p text:style-name="P121">In Place: true</text:p>
      <text:p text:style-name="P121"/>
      <text:p text:style-name="P101">Rough BPM: 165</text:p>
      <text:p text:style-name="P121"/>
      <text:h text:style-name="P211" text:outline-level="2">Sword &amp; Shield Strafe <text:span text:style-name="T65">R</text:span><text:span text:style-name="T76">ight</text:span></text:h>
      <text:p text:style-name="P142"/>
      <text:p text:style-name="P172"><text:span text:style-name="T53">Original Name:</text:span><text:span text:style-name="T4"> </text:span><text:span text:style-name="T36">Sword &amp; Shield S</text:span><text:span text:style-name="T39">trafe</text:span></text:p>
      <text:p text:style-name="P82">https://www.mixamo.com/#/?page=1&amp;query=sword+%26+shield</text:p>
      <text:p text:style-name="P82"/>
      <text:p text:style-name="P32">Values:</text:p>
      <text:p text:style-name="P172"><text:span text:style-name="T6">Overdrive: </text:span><text:span text:style-name="T38">7</text:span><text:span text:style-name="T40">7</text:span></text:p>
      <text:p text:style-name="P59">Character Arm-Space: 50</text:p>
      <text:p text:style-name="P172"><text:span text:style-name="T6">Trim: 2</text:span><text:span text:style-name="T37">3</text:span><text:span text:style-name="T34"> </text:span><text:span text:style-name="T6">total frames</text:span></text:p>
      <text:p text:style-name="P122">Mirror: false</text:p>
      <text:p text:style-name="P122">In Place: true</text:p>
      <text:p text:style-name="P122"/>
      <text:p text:style-name="P101">Rough BPM: 165</text:p>
      <text:p text:style-name="P101"/>
      <text:h text:style-name="P212" text:outline-level="2">Sword &amp; Shield <text:span text:style-name="T65">I</text:span><text:span text:style-name="T77">dle</text:span></text:h>
      <text:p text:style-name="P143"/>
      <text:p text:style-name="P173"><text:span text:style-name="T53">Original Name:</text:span><text:span text:style-name="T4"> </text:span><text:span text:style-name="T36">Sword &amp; Shield I</text:span><text:span text:style-name="T41">dle</text:span></text:p>
      <text:p text:style-name="P83">https://www.mixamo.com/#/?page=1&amp;query=sword+%26+shield</text:p>
      <text:p text:style-name="P83"/>
      <text:p text:style-name="P33">Values:</text:p>
      <text:p text:style-name="P173"><text:soft-page-break/><text:span text:style-name="T6">Overdrive: </text:span><text:span text:style-name="T38">5</text:span><text:span text:style-name="T41">0</text:span></text:p>
      <text:p text:style-name="P60">Character Arm-Space: 50</text:p>
      <text:p text:style-name="P173"><text:span text:style-name="T6">Trim: 7</text:span><text:span text:style-name="T41">7</text:span><text:span text:style-name="T34"> </text:span><text:span text:style-name="T6">total frames</text:span></text:p>
      <text:p text:style-name="P123">Mirror: false</text:p>
      <text:p text:style-name="P123"/>
      <text:h text:style-name="P213" text:outline-level="2">Sword &amp; Shield <text:span text:style-name="T94">Crouch </text:span><text:span text:style-name="T65">I</text:span><text:span text:style-name="T77">dle</text:span></text:h>
      <text:p text:style-name="P144"/>
      <text:p text:style-name="P174"><text:span text:style-name="T53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84">https://www.mixamo.com/#/?page=1&amp;query=sword+%26+shield</text:p>
      <text:p text:style-name="P84"/>
      <text:p text:style-name="P34">Values:</text:p>
      <text:p text:style-name="P174"><text:span text:style-name="T6">Overdrive: </text:span><text:span text:style-name="T38">5</text:span><text:span text:style-name="T41">0</text:span></text:p>
      <text:p text:style-name="P61">Character Arm-Space: 50</text:p>
      <text:p text:style-name="P174"><text:span text:style-name="T6">Trim: 7</text:span><text:span text:style-name="T41">4</text:span><text:span text:style-name="T34"> </text:span><text:span text:style-name="T6">total frames</text:span></text:p>
      <text:p text:style-name="P124">Mirror: false</text:p>
      <text:p text:style-name="P102"/>
      <text:h text:style-name="Heading_20_1" text:outline-level="1">Flinch</text:h>
      <text:p text:style-name="P145"/>
      <text:h text:style-name="Heading_20_2" text:outline-level="2">Flinch1</text:h>
      <text:p text:style-name="Text_20_body"/>
      <text:p text:style-name="P175"><text:span text:style-name="T53">Original Name:</text:span><text:span text:style-name="T4"> </text:span><text:span text:style-name="T36">Z</text:span><text:span text:style-name="T43">ombie Reaction Hit</text:span></text:p>
      <text:p text:style-name="P85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85"/>
      <text:p text:style-name="P35">Values:</text:p>
      <text:p text:style-name="P175"><text:span text:style-name="T6">Overdrive: </text:span><text:span text:style-name="T38">5</text:span><text:span text:style-name="T41">0</text:span></text:p>
      <text:p text:style-name="P62">Character Arm-Space: 50</text:p>
      <text:p text:style-name="P175"><text:span text:style-name="T6">Trim: 6</text:span><text:span text:style-name="T44">1</text:span><text:span text:style-name="T34"> </text:span><text:span text:style-name="T6">total frames</text:span></text:p>
      <text:p text:style-name="P125">Mirror: false</text:p>
      <text:p text:style-name="P125"/>
      <text:h text:style-name="P214" text:outline-level="2">Flinch<text:span text:style-name="T65">2</text:span></text:h>
      <text:p text:style-name="P191"/>
      <text:p text:style-name="P176"><text:span text:style-name="T53">Original Name:</text:span><text:span text:style-name="T4"> </text:span><text:span text:style-name="T36">R</text:span><text:span text:style-name="T45">eaction</text:span></text:p>
      <text:p text:style-name="P86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86"/>
      <text:p text:style-name="P36"><text:soft-page-break/>Values:</text:p>
      <text:p text:style-name="Standard">Target height: 50</text:p>
      <text:p text:style-name="P177">Hit intensity: 0</text:p>
      <text:p text:style-name="P176"><text:span text:style-name="T6">Overdrive: </text:span><text:span text:style-name="T38">5</text:span><text:span text:style-name="T41">0</text:span></text:p>
      <text:p text:style-name="P63">Character Arm-Space: 50</text:p>
      <text:p text:style-name="P176"><text:span text:style-name="T6">Trim: 3</text:span><text:span text:style-name="T46">5</text:span><text:span text:style-name="T34"> </text:span><text:span text:style-name="T6">total frames</text:span></text:p>
      <text:p text:style-name="P126">Mirror: false</text:p>
      <text:p text:style-name="P126"/>
      <text:h text:style-name="P215" text:outline-level="2">Flinch<text:span text:style-name="T65">3</text:span></text:h>
      <text:p text:style-name="P192"/>
      <text:p text:style-name="P178"><text:span text:style-name="T53">Original Name:</text:span><text:span text:style-name="T4"> </text:span><text:span text:style-name="T36">H</text:span><text:span text:style-name="T47">it Reaction</text:span></text:p>
      <text:p text:style-name="P87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87"/>
      <text:p text:style-name="P37">Values:</text:p>
      <text:p text:style-name="P178"><text:span text:style-name="T6">D</text:span><text:span text:style-name="T47">irection:</text:span> 50</text:p>
      <text:p text:style-name="P146">H<text:span text:style-name="T95">it Amount: 0</text:span></text:p>
      <text:p text:style-name="P178"><text:span text:style-name="T6">Overdrive: </text:span><text:span text:style-name="T38">5</text:span><text:span text:style-name="T41">0</text:span></text:p>
      <text:p text:style-name="P64">Character Arm-Space: 50</text:p>
      <text:p text:style-name="P178"><text:span text:style-name="T6">Trim: 5</text:span><text:span text:style-name="T47">2</text:span><text:span text:style-name="T34"> </text:span><text:span text:style-name="T6">total frames</text:span></text:p>
      <text:p text:style-name="P218">Mirror: false</text:p>
      <text:p text:style-name="P218"/>
      <text:h text:style-name="Heading_20_1" text:outline-level="1">Stagger:</text:h>
      <text:p text:style-name="Text_20_body"/>
      <text:h text:style-name="P200" text:outline-level="2">Stagger 1</text:h>
      <text:p text:style-name="P233"><text:span text:style-name="T78"/></text:p>
      <text:p text:style-name="P230"><text:span text:style-name="T53">Original Name:</text:span><text:span text:style-name="T4"> </text:span><text:span text:style-name="T36">H</text:span><text:span text:style-name="T52">it On Body</text:span></text:p>
      <text:p text:style-name="P223"><text:a xlink:type="simple" xlink:href="https://www.mixamo.com/#/?page=1&amp;query=hit" text:style-name="Internet_20_link" text:visited-style-name="Visited_20_Internet_20_Link">https://www.mixamo.com/#/?page=1&amp;query=hit</text:a></text:p>
      <text:p text:style-name="P223"/>
      <text:p text:style-name="P229">Values:</text:p>
      <text:p text:style-name="P230"><text:span text:style-name="T6">Overdrive: </text:span><text:span text:style-name="T38">5</text:span><text:span text:style-name="T41">0</text:span></text:p>
      <text:p text:style-name="P226">Character Arm-Space: 50</text:p>
      <text:p text:style-name="P230"><text:span text:style-name="T6">Trim: 3</text:span><text:span text:style-name="T52">6</text:span><text:span text:style-name="T48"> </text:span><text:span text:style-name="T6">total frames</text:span></text:p>
      <text:p text:style-name="P219">Mirror: false</text:p>
      <text:p text:style-name="P219"/>
      <text:h text:style-name="P216" text:outline-level="2"><text:soft-page-break/><text:span text:style-name="T78">Stagger 2</text:span></text:h>
      <text:p text:style-name="P235"><text:span text:style-name="T78"/></text:p>
      <text:p text:style-name="P231"><text:span text:style-name="T53">Original Name:</text:span><text:span text:style-name="T4"> </text:span><text:span text:style-name="T36">H</text:span><text:span text:style-name="T52">ead Hit</text:span></text:p>
      <text:p text:style-name="P224"><text:a xlink:type="simple" xlink:href="https://www.mixamo.com/#/?page=1&amp;query=hit" text:style-name="Internet_20_link" text:visited-style-name="Visited_20_Internet_20_Link">https://www.mixamo.com/#/?page=1&amp;query=hit</text:a></text:p>
      <text:p text:style-name="P224"/>
      <text:p text:style-name="P231"><text:span text:style-name="T54">Values:</text:span></text:p>
      <text:p text:style-name="P231"><text:span text:style-name="T6">Overdrive: </text:span><text:span text:style-name="T38">5</text:span><text:span text:style-name="T41">0</text:span></text:p>
      <text:p text:style-name="P227">Character Arm-Space: 50</text:p>
      <text:p text:style-name="P231"><text:span text:style-name="T6">Trim: 4</text:span><text:span text:style-name="T52">7</text:span><text:span text:style-name="T48"> </text:span><text:span text:style-name="T6">total frames</text:span></text:p>
      <text:p text:style-name="P220">Mirror: false</text:p>
      <text:p text:style-name="P220"/>
      <text:h text:style-name="P217" text:outline-level="2"><text:span text:style-name="T78">Stagger 3</text:span></text:h>
      <text:p text:style-name="P236"><text:span text:style-name="T78"/></text:p>
      <text:p text:style-name="P232"><text:span text:style-name="T53">Original Name:</text:span><text:span text:style-name="T4"> </text:span><text:span text:style-name="T36">H</text:span><text:span text:style-name="T49">e</text:span><text:span text:style-name="T51">ad Hit</text:span></text:p>
      <text:p text:style-name="P225"><text:a xlink:type="simple" xlink:href="https://www.mixamo.com/#/?page=1&amp;query=hit" text:style-name="Internet_20_link" text:visited-style-name="Visited_20_Internet_20_Link">https://www.mixamo.com/#/?page=1&amp;query=hit</text:a></text:p>
      <text:p text:style-name="P225"/>
      <text:p text:style-name="P232"><text:span text:style-name="T54">Values:</text:span></text:p>
      <text:p text:style-name="P232"><text:span text:style-name="T6">Overdrive: </text:span><text:span text:style-name="T38">5</text:span><text:span text:style-name="T41">0</text:span></text:p>
      <text:p text:style-name="P228">Character Arm-Space: 50</text:p>
      <text:p text:style-name="P232"><text:span text:style-name="T6">Trim: 3</text:span><text:span text:style-name="T51">8</text:span><text:span text:style-name="T48"> </text:span><text:span text:style-name="T6">total frames</text:span></text:p>
      <text:p text:style-name="P221">Mirror: false</text:p>
      <text:p text:style-name="P234"/>
      <text:p text:style-name="P233"/>
      <text:p text:style-name="P222"/>
      <text:p text:style-name="P222"/>
      <text:p text:style-name="P103"/>
      <text:h text:style-name="Heading_20_2" text:outline-level="2"/>
      <text:h text:style-name="P202" text:outline-level="2"/>
      <text:p text:style-name="P94"/>
      <text:p text:style-name="P179"/>
      <text:p text:style-name="P88"/>
      <text:p text:style-name="P88"/>
      <text:p text:style-name="P38"/>
      <text:p text:style-name="P38"/>
      <text:p text:style-name="P2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9T20:16:06.459000000</dc:date>
    <meta:editing-duration>PT6H20M11S</meta:editing-duration>
    <meta:editing-cycles>75</meta:editing-cycles>
    <meta:document-statistic meta:table-count="0" meta:image-count="0" meta:object-count="0" meta:page-count="19" meta:paragraph-count="421" meta:word-count="1310" meta:character-count="9873" meta:non-whitespace-character-count="8979"/>
  </office:meta>
</office:document-meta>
</file>